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00000017C3EF9C69E.png" manifest:media-type="image/png"/>
  <manifest:file-entry manifest:full-path="Pictures/100000000000039E000002D88B622DD9.bmp" manifest:media-type="image/bmp"/>
  <manifest:file-entry manifest:full-path="Pictures/1000020100000690000004B04231B59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2199ff" draw:textarea-horizontal-align="justify" draw:textarea-vertical-align="middle" draw:auto-grow-height="false" fo:min-height="3.35cm" fo:min-width="17.5cm"/>
    </style:style>
    <style:style style:name="gr3" style:family="graphic" style:parent-style-name="standard">
      <style:graphic-properties draw:stroke="none" draw:fill="none" fo:min-height="2.515cm"/>
    </style:style>
    <style:style style:name="gr4" style:family="graphic" style:parent-style-name="standard">
      <style:graphic-properties draw:stroke="none" draw:fill="none" fo:min-height="1.259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2199ff" draw:textarea-horizontal-align="justify" draw:textarea-vertical-align="middle" draw:auto-grow-height="false" fo:min-height="1.024cm" fo:min-width="0.914cm"/>
    </style:style>
    <style:style style:name="gr7" style:family="graphic" style:parent-style-name="standard">
      <style:graphic-properties draw:fill-color="#2199ff" draw:textarea-horizontal-align="justify" draw:textarea-vertical-align="middle" draw:auto-grow-height="false" fo:min-height="1.75cm" fo:min-width="3.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7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textarea-horizontal-align="center" draw:textarea-vertical-align="middle" draw:auto-grow-height="true" fo:min-height="2.8cm"/>
    </style:style>
    <style:style style:name="pr5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style:paragraph-properties fo:text-align="center"/>
    </style:style>
    <style:style style:name="P3" style:family="paragraph">
      <loext:graphic-properties draw:fill-color="#2199ff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color="#eeeeee" fo:font-size="18pt"/>
    </style:style>
    <style:style style:name="P7" style:family="paragraph">
      <loext:graphic-properties draw:fill-color="#2199ff"/>
      <style:paragraph-properties fo:text-align="center"/>
      <style:text-properties fo:color="#eeeeee" fo:font-size="18pt"/>
    </style:style>
    <style:style style:name="P8" style:family="paragraph">
      <style:paragraph-properties fo:text-align="start">
        <style:tab-stops/>
      </style:paragraph-properties>
      <style:text-properties fo:font-size="32pt"/>
    </style:style>
    <style:style style:name="P9" style:family="paragraph">
      <loext:graphic-properties draw:fill-color="#ffffff"/>
      <style:paragraph-properties fo:text-align="start">
        <style:tab-stops/>
      </style:paragraph-properties>
      <style:text-properties fo:font-size="32pt"/>
    </style:style>
    <style:style style:name="P10" style:family="paragraph">
      <style:text-properties fo:color="#eeeeee" fo:font-size="18pt"/>
    </style:style>
    <style:style style:name="P11" style:family="paragraph">
      <loext:graphic-properties draw:fill="none" draw:fill-color="#ffffff"/>
      <style:text-properties fo:color="#eeeeee" fo:font-size="18pt"/>
    </style:style>
    <style:style style:name="P12" style:family="paragraph">
      <style:text-properties fo:font-size="10pt"/>
    </style:style>
    <style:style style:name="P13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color="#eeeeee" fo:font-size="32pt" fo:font-weight="bold" style:font-size-asian="18pt" style:font-size-complex="18pt"/>
    </style:style>
    <style:style style:name="T2" style:family="text">
      <style:text-properties fo:color="#eeeeee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2.2cm" presentation:class="title" presentation:placeholder="true">
          <draw:text-box/>
        </draw:frame>
        <draw:frame presentation:style-name="pr2" draw:text-style-name="P1" draw:layer="layout" svg:width="25.199cm" svg:height="12.779cm" svg:x="1.4cm" svg:y="5.821cm" presentation:class="subtitle" presentation:placeholder="true">
          <draw:text-box/>
        </draw:frame>
        <draw:frame draw:style-name="gr1" draw:text-style-name="P2" draw:layer="layout" svg:width="29.401cm" svg:height="21cm" svg:x="-0.7cm" svg:y="0cm">
          <draw:image xlink:href="Pictures/1000020100000690000004B04231B59B.png" xlink:type="simple" xlink:show="embed" xlink:actuate="onLoad">
            <text:p/>
          </draw:image>
        </draw:frame>
        <draw:custom-shape draw:style-name="gr2" draw:text-style-name="P3" draw:layer="layout" svg:width="18cm" svg:height="3.6cm" svg:x="8cm" svg:y="9.5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9cm" svg:height="2.765cm" svg:x="6.4cm" svg:y="6.891cm">
          <draw:text-box>
            <text:p><text:span text:style-name="T1">IdeaWatcher - Presentation</text:span></text:p>
          </draw:text-box>
        </draw:frame>
        <draw:frame draw:style-name="gr3" draw:text-style-name="P4" draw:layer="layout" svg:width="15.157cm" svg:height="2.765cm" svg:x="9.243cm" svg:y="10.6cm">
          <draw:text-box>
            <text:p><text:span text:style-name="T1">Part 1 - Frontend</text:span></text:p>
          </draw:text-box>
        </draw:frame>
        <draw:frame draw:style-name="gr4" draw:text-style-name="P4" draw:layer="layout" svg:width="15.357cm" svg:height="1.509cm" svg:x="9.243cm" svg:y="14.091cm">
          <draw:text-box>
            <text:p><text:span text:style-name="T1">Part 2 - Backen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2.2cm" presentation:class="title" presentation:placeholder="true">
          <draw:text-box/>
        </draw:frame>
        <draw:frame presentation:style-name="pr2" draw:text-style-name="P1" draw:layer="layout" svg:width="25.199cm" svg:height="12.779cm" svg:x="1.4cm" svg:y="5.821cm" presentation:class="subtitle" presentation:placeholder="true">
          <draw:text-box/>
        </draw:frame>
        <draw:frame draw:style-name="gr1" draw:text-style-name="P2" draw:layer="layout" svg:width="29.401cm" svg:height="21cm" svg:x="-0.7cm" svg:y="0cm">
          <draw:image xlink:href="Pictures/1000020100000690000004B04231B59B.png" xlink:type="simple" xlink:show="embed" xlink:actuate="onLoad">
            <text:p/>
          </draw:image>
        </draw:frame>
        <draw:custom-shape draw:style-name="gr2" draw:text-style-name="P3" draw:layer="layout" svg:width="18cm" svg:height="3.6cm" svg:x="8cm" svg:y="13.1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9cm" svg:height="2.765cm" svg:x="6.4cm" svg:y="6.891cm">
          <draw:text-box>
            <text:p><text:span text:style-name="T1">IdeaWatcher - Presentation</text:span></text:p>
          </draw:text-box>
        </draw:frame>
        <draw:frame draw:style-name="gr3" draw:text-style-name="P4" draw:layer="layout" svg:width="15.157cm" svg:height="2.765cm" svg:x="9.243cm" svg:y="10.6cm">
          <draw:text-box>
            <text:p><text:span text:style-name="T1">Part 1 - Frontend</text:span></text:p>
          </draw:text-box>
        </draw:frame>
        <draw:frame draw:style-name="gr4" draw:text-style-name="P4" draw:layer="layout" svg:width="15.357cm" svg:height="1.509cm" svg:x="9.243cm" svg:y="14.091cm">
          <draw:text-box>
            <text:p><text:span text:style-name="T1">Part 2 - Backen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>
        <office:forms form:automatic-focus="false" form:apply-design-mode="false"/>
        <draw:custom-shape draw:style-name="gr6" draw:text-style-name="P7" draw:layer="layout" svg:width="2cm" svg:height="1.8cm" svg:x="24.6cm" svg:y="18.2cm">
          <text:p text:style-name="P6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8cm" svg:x="1.4cm" svg:y="2.2cm" presentation:class="title" presentation:user-transformed="true">
          <draw:text-box>
            <text:p>1 Test Überschrift</text:p>
          </draw:text-box>
        </draw:frame>
        <draw:frame presentation:style-name="pr5" draw:text-style-name="P9" draw:layer="layout" svg:width="25.199cm" svg:height="13.2cm" svg:x="1.401cm" svg:y="5.4cm" presentation:class="subtitle" presentation:user-transformed="true">
          <draw:text-box>
            <text:p text:style-name="P8">Test Text Test Text Test Text Test Text Test Text Test Text Test Text Test Text Test Text Test Text</text:p>
            <text:p text:style-name="P8"/>
            <text:list text:style-name="L3">
              <text:list-item>
                <text:p text:style-name="P8">Eins</text:p>
                <text:list>
                  <text:list-item>
                    <text:p text:style-name="P8">Eins Eins</text:p>
                  </text:list-item>
                </text:list>
              </text:list-item>
              <text:list-item>
                <text:p text:style-name="P8">Zwei</text:p>
              </text:list-item>
              <text:list-item>
                <text:p text:style-name="P8">Drei</text:p>
              </text:list-item>
            </text:list>
          </draw:text-box>
        </draw:frame>
        <draw:custom-shape draw:style-name="gr7" draw:text-style-name="P3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3.004cm" svg:height="0.962cm" svg:x="3cm" svg:y="0.438cm">
          <draw:text-box>
            <text:p text:style-name="P10"><text:span text:style-name="T2">Thema 1</text:span></text:p>
          </draw:text-box>
        </draw:frame>
        <draw:frame draw:style-name="gr8" draw:text-style-name="P11" draw:layer="layout" svg:width="3.004cm" svg:height="0.962cm" svg:x="7.4cm" svg:y="0.438cm">
          <draw:text-box>
            <text:p text:style-name="P10"><text:span text:style-name="T2">Thema 2</text:span></text:p>
          </draw:text-box>
        </draw:frame>
        <draw:frame draw:style-name="gr8" draw:text-style-name="P11" draw:layer="layout" svg:width="3.004cm" svg:height="0.962cm" svg:x="11cm" svg:y="0.438cm">
          <draw:text-box>
            <text:p text:style-name="P10"><text:span text:style-name="T2">Thema 3</text:span></text:p>
          </draw:text-box>
        </draw:frame>
        <draw:frame draw:style-name="gr1" draw:text-style-name="P2" draw:layer="layout" svg:width="12.946cm" svg:height="7.686cm" svg:x="9.454cm" svg:y="8.914cm">
          <draw:image xlink:href="Pictures/10000201000002800000017C3EF9C69E.png" xlink:type="simple" xlink:show="embed" xlink:actuate="onLoad">
            <text:p/>
          </draw:image>
        </draw:frame>
        <draw:frame draw:style-name="gr8" draw:text-style-name="P13" draw:layer="layout" svg:width="5.861cm" svg:height="0.645cm" svg:x="9.145cm" svg:y="16.6cm">
          <draw:text-box>
            <text:p text:style-name="P12"><text:span text:style-name="T3">Quelle: www.englische-flagge.com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39E000002D88B622DD9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fill-image-width="0cm" draw:fill-image-height="0cm" draw:textarea-vertical-align="middle">
        <text:list-style style:name="Standard-subtitle">
          <text:list-level-style-bullet text:level="1" text:bullet-char="•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2.2cm" presentation:class="title" presentation:placeholder="true">
        <draw:text-box/>
      </draw:frame>
      <draw:frame presentation:style-name="Standard-outline1" draw:layer="backgroundobjects" svg:width="25.199cm" svg:height="12.779cm" svg:x="1.4cm" svg:y="5.821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.4cm" svg:height="1.248cm" svg:x="24.6cm" svg:y="19cm" presentation:class="page-number">
        <draw:text-box>
          <text:p text:style-name="MP3">2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7:34:07.499000000</meta:creation-date>
    <dc:date>2016-12-03T19:33:24.390000000</dc:date>
    <meta:editing-duration>PT31M</meta:editing-duration>
    <meta:editing-cycles>4</meta:editing-cycles>
    <meta:generator>LibreOffice/5.0.1.2$Windows_x86 LibreOffice_project/81898c9f5c0d43f3473ba111d7b351050be20261</meta:generator>
    <meta:document-statistic meta:object-count="50"/>
  </office:meta>
</office:document-meta>
</file>